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1" svg:font-family="Calibri"/>
    <style:font-face style:name="CambriaMath1" svg:font-family="CambriaMath"/>
    <style:font-face style:name="Arial1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2a6099" loext:opacity="100%" fo:font-size="18pt" style:font-size-asian="18pt" style:font-size-complex="18pt"/>
    </style:style>
    <style:style style:name="P6" style:family="paragraph">
      <loext:graphic-properties draw:fill="none" draw:fill-color="#ffffff"/>
      <style:text-properties fo:color="#2a6099" loext:opacity="100%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loext:opacity="100%" style:font-name="Arial" fo:font-size="11.1000003814697pt" style:font-size-asian="11.1000003814697pt" style:font-name-complex="Arial" style:font-size-complex="11.1000003814697pt"/>
    </style:style>
    <style:style style:name="T3" style:family="text">
      <style:text-properties fo:color="#000000" loext:opacity="100%" style:font-name="Calibri1" fo:font-size="20.1000003814697pt" style:font-size-asian="20.1000003814697pt" style:font-name-complex="Calibri1" style:font-size-complex="20.1000003814697pt"/>
    </style:style>
    <style:style style:name="T4" style:family="text">
      <style:text-properties fo:color="#000000" loext:opacity="100%" style:font-name="Arial" fo:font-size="20.1000003814697pt" style:font-size-asian="20.1000003814697pt" style:font-name-complex="Arial" style:font-size-complex="20.1000003814697pt"/>
    </style:style>
    <style:style style:name="T5" style:family="text">
      <style:text-properties fo:color="#000000" loext:opacity="100%" style:font-name="CambriaMath1" fo:font-size="20.1000003814697pt" style:font-size-asian="20.1000003814697pt" style:font-name-complex="CambriaMath1" style:font-size-complex="20.1000003814697pt"/>
    </style:style>
    <style:style style:name="T6" style:family="text">
      <style:text-properties fo:color="#2a6099" loext:opacity="100%" fo:font-size="18pt" style:font-size-asian="18pt" style:font-size-complex="18pt"/>
    </style:style>
    <style:style style:name="T7" style:family="text">
      <style:text-properties fo:color="#2a6099" loext:opacity="100%" fo:font-size="14pt" style:font-size-asian="14pt" style:font-size-complex="14pt"/>
    </style:style>
    <style:style style:name="T8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2a6099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2a6099" loext:opacity="100%" style:font-name="Liberation Serif" fo:font-size="14pt" fo:font-weight="bold" style:font-size-asian="14pt" style:font-weight-asian="bold" style:font-name-complex="Calibri1" style:font-size-complex="14pt" style:font-weight-complex="bold"/>
    </style:style>
    <style:style style:name="T11" style:family="text">
      <style:text-properties fo:color="#2a6099" loext:opacity="100%" style:font-name="Liberation Serif" fo:font-size="14pt" fo:font-weight="normal" style:font-size-asian="14pt" style:font-weight-asian="normal" style:font-name-complex="Calibri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301cm" svg:height="0.39cm" svg:x="2.541cm" svg:y="4.246cm">
          <draw:text-box>
            <text:p text:style-name="P1"><text:span text:style-name="T1">CI</text:span><text:span text:style-name="T1">S </text:span><text:span text:style-name="T1">6</text:span><text:span text:style-name="T1">2</text:span><text:span text:style-name="T1">3 </text:span><text:span text:style-name="T1">A</text:span><text:span text:style-name="T1">ss</text:span><text:span text:style-name="T1">ig</text:span><text:span text:style-name="T1">n</text:span><text:span text:style-name="T1">m</text:span><text:span text:style-name="T1">e</text:span><text:span text:style-name="T1">n</text:span><text:span text:style-name="T1">t </text:span><text:span text:style-name="T1">2 <text:s/></text:span><text:span text:style-name="T1">D</text:span><text:span text:style-name="T1">u</text:span><text:span text:style-name="T1">e </text:span><text:span text:style-name="T1">W</text:span><text:span text:style-name="T1">e</text:span><text:span text:style-name="T1">e</text:span><text:span text:style-name="T1">k </text:span><text:span text:style-name="T1">3 </text:span><text:span text:style-name="T1">Li</text:span><text:span text:style-name="T1">v</text:span><text:span text:style-name="T1">e </text:span></text:p>
          </draw:text-box>
        </draw:frame>
        <draw:frame draw:style-name="gr1" draw:text-style-name="P2" draw:layer="layout" svg:width="16.165cm" svg:height="0.39cm" svg:x="2.527cm" svg:y="5.672cm">
          <draw:text-box>
            <text:p text:style-name="P1"><text:span text:style-name="T1">F</text:span><text:span text:style-name="T1">o</text:span><text:span text:style-name="T1">r </text:span><text:span text:style-name="T1">e</text:span><text:span text:style-name="T1">a</text:span><text:span text:style-name="T1">c</text:span><text:span text:style-name="T1">h </text:span><text:span text:style-name="T1">o</text:span><text:span text:style-name="T1">f </text:span><text:span text:style-name="T1">t</text:span><text:span text:style-name="T1">h</text:span><text:span text:style-name="T1">e </text:span><text:span text:style-name="T1">f</text:span><text:span text:style-name="T1">o</text:span><text:span text:style-name="T1">ll</text:span><text:span text:style-name="T1">o</text:span><text:span text:style-name="T1">w</text:span><text:span text:style-name="T1">i</text:span><text:span text:style-name="T1">n</text:span><text:span text:style-name="T1">g </text:span><text:span text:style-name="T1">s</text:span><text:span text:style-name="T1">e</text:span><text:span text:style-name="T1">t </text:span><text:span text:style-name="T1">o</text:span><text:span text:style-name="T1">f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s</text:span><text:span text:style-name="T1">, </text:span><text:span text:style-name="T1">s</text:span><text:span text:style-name="T1">h</text:span><text:span text:style-name="T1">o</text:span><text:span text:style-name="T1">w</text:span><text:span text:style-name="T1"> </text:span><text:span text:style-name="T1">if </text:span><text:span text:style-name="T1">t</text:span><text:span text:style-name="T1">h</text:span><text:span text:style-name="T1">e</text:span><text:span text:style-name="T1">r</text:span><text:span text:style-name="T1">e </text:span><text:span text:style-name="T1">i</text:span><text:span text:style-name="T1">s </text:span><text:span text:style-name="T1">a</text:span><text:span text:style-name="T1">n </text:span><text:span text:style-name="T1">e</text:span><text:span text:style-name="T1">n</text:span><text:span text:style-name="T1">t</text:span><text:span text:style-name="T1">a</text:span><text:span text:style-name="T1">il</text:span><text:span text:style-name="T1">m</text:span><text:span text:style-name="T1">e</text:span><text:span text:style-name="T1">n</text:span><text:span text:style-name="T1">t </text:span><text:span text:style-name="T1">r</text:span><text:span text:style-name="T1">e</text:span><text:span text:style-name="T1">l</text:span><text:span text:style-name="T1">a</text:span><text:span text:style-name="T1">ti</text:span><text:span text:style-name="T1">o</text:span><text:span text:style-name="T1">n </text:span><text:span text:style-name="T1">f</text:span><text:span text:style-name="T1">r</text:span><text:span text:style-name="T1">o</text:span><text:span text:style-name="T1">m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s </text:span><text:span text:style-name="T1">i</text:span><text:span text:style-name="T1">n </text:span><text:span text:style-name="T1">a </text:span><text:span text:style-name="T1">t</text:span><text:span text:style-name="T1">o </text:span></text:p>
          </draw:text-box>
        </draw:frame>
        <draw:frame draw:style-name="gr1" draw:text-style-name="P2" draw:layer="layout" svg:width="15.488cm" svg:height="0.39cm" svg:x="2.541cm" svg:y="6.029cm">
          <draw:text-box>
            <text:p text:style-name="P1"><text:span text:style-name="T1">the </text:span><text:span text:style-name="T1">for</text:span><text:span text:style-name="T1">mu</text:span><text:span text:style-name="T1">las </text:span><text:span text:style-name="T1">in </text:span><text:span text:style-name="T1">b. </text:span><text:span text:style-name="T1">Giv</text:span><text:span text:style-name="T1">e a </text:span><text:span text:style-name="T1">for</text:span><text:span text:style-name="T1">ma</text:span><text:span text:style-name="T1">l </text:span><text:span text:style-name="T1">pro</text:span><text:span text:style-name="T1">of </text:span><text:span text:style-name="T1">if </text:span><text:span text:style-name="T1">the </text:span><text:span text:style-name="T1">ent</text:span><text:span text:style-name="T1">ail</text:span><text:span text:style-name="T1">me</text:span><text:span text:style-name="T1">nt </text:span><text:span text:style-name="T1">rel</text:span><text:span text:style-name="T1">ati</text:span><text:span text:style-name="T1">on </text:span><text:span text:style-name="T1">hol</text:span><text:span text:style-name="T1">ds </text:span><text:span text:style-name="T1">fro</text:span><text:span text:style-name="T1">m </text:span><text:span text:style-name="T1">the </text:span><text:span text:style-name="T1">for</text:span><text:span text:style-name="T1">mu</text:span><text:span text:style-name="T1">las </text:span><text:span text:style-name="T1">in a </text:span><text:span text:style-name="T1">to </text:span><text:span text:style-name="T1">b. </text:span></text:p>
          </draw:text-box>
        </draw:frame>
        <draw:frame draw:style-name="gr1" draw:text-style-name="P2" draw:layer="layout" svg:width="0.388cm" svg:height="0.39cm" svg:x="2.541cm" svg:y="6.8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7.617cm">
          <draw:text-box>
            <text:p text:style-name="P1"><text:span text:style-name="T1">1</text:span><text:span text:style-name="T1">.</text:span></text:p>
          </draw:text-box>
        </draw:frame>
        <draw:frame draw:style-name="gr1" draw:text-style-name="P2" draw:layer="layout" svg:width="0.388cm" svg:height="0.433cm" svg:x="3.472cm" svg:y="7.5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1cm" svg:y="7.61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06cm" svg:height="0.708cm" svg:x="4.446cm" svg:y="8.191cm">
          <draw:text-box>
            <text:p text:style-name="P1"><text:span text:style-name="T3">a</text:span><text:span text:style-name="T3">.</text:span></text:p>
          </draw:text-box>
        </draw:frame>
        <draw:frame draw:style-name="gr2" draw:text-style-name="P3" draw:layer="layout" svg:width="0.706cm" svg:height="0.788cm" svg:x="4.962cm" svg:y="8.0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51cm" svg:height="0.708cm" svg:x="5.081cm" svg:y="8.191cm">
          <draw:text-box>
            <text:p text:style-name="P1"><text:span text:style-name="T3">(</text:span><text:span text:style-name="T3">p</text:span><text:span text:style-name="T3"> </text:span></text:p>
          </draw:text-box>
        </draw:frame>
        <draw:frame draw:style-name="gr2" draw:text-style-name="P3" draw:layer="layout" svg:width="0.706cm" svg:height="0.708cm" svg:x="5.826cm" svg:y="8.162cm">
          <draw:text-box>
            <text:p text:style-name="P1"><text:span text:style-name="T5">∧</text:span></text:p>
          </draw:text-box>
        </draw:frame>
        <draw:frame draw:style-name="gr2" draw:text-style-name="P3" draw:layer="layout" svg:width="2.225cm" svg:height="0.708cm" svg:x="6.245cm" svg:y="8.191cm">
          <draw:text-box>
            <text:p text:style-name="P1"><text:span text:style-name="T3"><text:s/></text:span><text:span text:style-name="T3">q</text:span><text:span text:style-name="T3">) </text:span><text:span text:style-name="T3">V</text:span><text:span text:style-name="T3"> </text:span><text:span text:style-name="T3">(</text:span><text:span text:style-name="T3">p</text:span><text:span text:style-name="T3"> </text:span></text:p>
          </draw:text-box>
        </draw:frame>
        <draw:frame draw:style-name="gr2" draw:text-style-name="P3" draw:layer="layout" svg:width="0.785cm" svg:height="0.708cm" svg:x="8.451cm" svg:y="8.162cm">
          <draw:text-box>
            <text:p text:style-name="P1"><text:span text:style-name="T5">∧ </text:span></text:p>
          </draw:text-box>
        </draw:frame>
        <draw:frame draw:style-name="gr2" draw:text-style-name="P3" draw:layer="layout" svg:width="0.785cm" svg:height="0.708cm" svg:x="9.027cm" svg:y="8.191cm">
          <draw:text-box>
            <text:p text:style-name="P1"><text:span text:style-name="T3">r) <text:s/></text:span></text:p>
          </draw:text-box>
        </draw:frame>
        <draw:frame draw:style-name="gr2" draw:text-style-name="P3" draw:layer="layout" svg:width="0.706cm" svg:height="0.708cm" svg:x="4.446cm" svg:y="9.123cm">
          <draw:text-box>
            <text:p text:style-name="P1"><text:span text:style-name="T3">b</text:span><text:span text:style-name="T3">.</text:span></text:p>
          </draw:text-box>
        </draw:frame>
        <draw:frame draw:style-name="gr2" draw:text-style-name="P3" draw:layer="layout" svg:width="0.706cm" svg:height="0.788cm" svg:x="4.996cm" svg:y="9.0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06cm" svg:height="0.708cm" svg:x="5.081cm" svg:y="9.123cm">
          <draw:text-box>
            <text:p text:style-name="P1"><text:span text:style-name="T3">p</text:span><text:span text:style-name="T3"> </text:span></text:p>
          </draw:text-box>
        </draw:frame>
        <draw:frame draw:style-name="gr2" draw:text-style-name="P3" draw:layer="layout" svg:width="0.706cm" svg:height="0.708cm" svg:x="5.614cm" svg:y="9.093cm">
          <draw:text-box>
            <text:p text:style-name="P1"><text:span text:style-name="T5">∧</text:span></text:p>
          </draw:text-box>
        </draw:frame>
        <draw:frame draw:style-name="gr2" draw:text-style-name="P3" draw:layer="layout" svg:width="2.098cm" svg:height="0.708cm" svg:x="6.029cm" svg:y="9.123cm">
          <draw:text-box>
            <text:p text:style-name="P1"><text:span text:style-name="T3"><text:s/></text:span><text:span text:style-name="T3">(</text:span><text:span text:style-name="T3">q</text:span><text:span text:style-name="T3"> </text:span><text:span text:style-name="T3">V</text:span><text:span text:style-name="T3"> </text:span><text:span text:style-name="T3">r</text:span><text:span text:style-name="T3">) </text:span></text:p>
          </draw:text-box>
        </draw:frame>
        <draw:frame draw:style-name="gr1" draw:text-style-name="P2" draw:layer="layout" svg:width="0.388cm" svg:height="0.39cm" svg:x="3.176cm" svg:y="9.983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3.472cm" svg:y="9.9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1cm" svg:y="9.983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706cm" svg:height="0.708cm" svg:x="4.446cm" svg:y="10.562cm">
          <draw:text-box>
            <text:p text:style-name="P1"><text:span text:style-name="T3">a</text:span><text:span text:style-name="T3">.</text:span></text:p>
          </draw:text-box>
        </draw:frame>
        <draw:frame draw:style-name="gr2" draw:text-style-name="P3" draw:layer="layout" svg:width="0.706cm" svg:height="0.788cm" svg:x="4.962cm" svg:y="10.4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47cm" svg:height="0.708cm" svg:x="5.081cm" svg:y="10.562cm">
          <draw:text-box>
            <text:p text:style-name="P1"><text:span text:style-name="T3">Nothing </text:span></text:p>
          </draw:text-box>
        </draw:frame>
        <draw:frame draw:style-name="gr2" draw:text-style-name="P3" draw:layer="layout" svg:width="0.706cm" svg:height="0.708cm" svg:x="4.446cm" svg:y="11.494cm">
          <draw:text-box>
            <text:p text:style-name="P1"><text:span text:style-name="T3">b</text:span><text:span text:style-name="T3">.</text:span></text:p>
          </draw:text-box>
        </draw:frame>
        <draw:frame draw:style-name="gr2" draw:text-style-name="P3" draw:layer="layout" svg:width="0.706cm" svg:height="0.788cm" svg:x="4.996cm" svg:y="11.38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356cm" svg:height="0.708cm" svg:x="5.081cm" svg:y="11.494cm">
          <draw:text-box>
            <text:p text:style-name="P1"><text:span text:style-name="T3">(</text:span><text:span text:style-name="T3">(</text:span><text:span text:style-name="T3">p</text:span><text:span text:style-name="T3"> </text:span><text:span text:style-name="T3">→</text:span><text:span text:style-name="T3">q</text:span><text:span text:style-name="T3">)</text:span><text:span text:style-name="T3"> </text:span></text:p>
          </draw:text-box>
        </draw:frame>
        <draw:frame draw:style-name="gr2" draw:text-style-name="P3" draw:layer="layout" svg:width="0.706cm" svg:height="0.708cm" svg:x="7.423cm" svg:y="11.465cm">
          <draw:text-box>
            <text:p text:style-name="P1"><text:span text:style-name="T5">∧</text:span></text:p>
          </draw:text-box>
        </draw:frame>
        <draw:frame draw:style-name="gr2" draw:text-style-name="P3" draw:layer="layout" svg:width="4.879cm" svg:height="0.708cm" svg:x="7.842cm" svg:y="11.494cm">
          <draw:text-box>
            <text:p text:style-name="P1"><text:span text:style-name="T3">(</text:span><text:span text:style-name="T3">q</text:span><text:span text:style-name="T3">→</text:span><text:span text:style-name="T3">r</text:span><text:span text:style-name="T3">)</text:span><text:span text:style-name="T3">) </text:span><text:span text:style-name="T3">→</text:span><text:span text:style-name="T3"> </text:span><text:span text:style-name="T3">(</text:span><text:span text:style-name="T3">p</text:span><text:span text:style-name="T3">→</text:span><text:span text:style-name="T3"> </text:span><text:span text:style-name="T3">r</text:span><text:span text:style-name="T3">) </text:span></text:p>
          </draw:text-box>
        </draw:frame>
        <draw:frame draw:style-name="gr1" draw:text-style-name="P2" draw:layer="layout" svg:width="0.388cm" svg:height="0.39cm" svg:x="3.176cm" svg:y="12.355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3.472cm" svg:y="12.2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1cm" svg:y="12.355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706cm" svg:height="0.708cm" svg:x="4.446cm" svg:y="12.934cm">
          <draw:text-box>
            <text:p text:style-name="P1"><text:span text:style-name="T3">a</text:span><text:span text:style-name="T3">.</text:span></text:p>
          </draw:text-box>
        </draw:frame>
        <draw:frame draw:style-name="gr2" draw:text-style-name="P3" draw:layer="layout" svg:width="0.706cm" svg:height="0.788cm" svg:x="4.962cm" svg:y="12.82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352cm" svg:height="0.708cm" svg:x="5.081cm" svg:y="12.934cm">
          <draw:text-box>
            <text:p text:style-name="P1"><text:span text:style-name="T3">p </text:span><text:span text:style-name="T3">→ </text:span><text:span text:style-name="T3">q <text:s text:c="2"/></text:span><text:span text:style-name="T3"><text:s/></text:span></text:p>
          </draw:text-box>
        </draw:frame>
        <draw:frame draw:style-name="gr2" draw:text-style-name="P3" draw:layer="layout" svg:width="0.706cm" svg:height="0.708cm" svg:x="4.446cm" svg:y="13.865cm">
          <draw:text-box>
            <text:p text:style-name="P1"><text:span text:style-name="T3">b.</text:span></text:p>
          </draw:text-box>
        </draw:frame>
        <draw:frame draw:style-name="gr2" draw:text-style-name="P3" draw:layer="layout" svg:width="0.706cm" svg:height="0.788cm" svg:x="4.996cm" svg:y="13.75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572cm" svg:height="0.708cm" svg:x="5.081cm" svg:y="13.865cm">
          <draw:text-box>
            <text:p text:style-name="P1"><text:span text:style-name="T3">¬</text:span><text:span text:style-name="T3">q </text:span><text:span text:style-name="T3">→</text:span><text:span text:style-name="T3"> </text:span><text:span text:style-name="T3">¬</text:span><text:span text:style-name="T3">p </text:span></text:p>
          </draw:text-box>
        </draw:frame>
        <draw:frame draw:style-name="gr1" draw:text-style-name="P2" draw:layer="layout" svg:width="0.388cm" svg:height="0.39cm" svg:x="3.176cm" svg:y="14.725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3.472cm" svg:y="14.6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706cm" svg:height="0.708cm" svg:x="3.811cm" svg:y="14.4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cm" svg:x="3.972cm" svg:y="14.72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06cm" svg:height="0.708cm" svg:x="4.446cm" svg:y="15.304cm">
          <draw:text-box>
            <text:p text:style-name="P1"><text:span text:style-name="T3">a</text:span><text:span text:style-name="T3">.</text:span></text:p>
          </draw:text-box>
        </draw:frame>
        <draw:frame draw:style-name="gr2" draw:text-style-name="P3" draw:layer="layout" svg:width="0.706cm" svg:height="0.788cm" svg:x="4.962cm" svg:y="15.1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144cm" svg:height="0.708cm" svg:x="5.081cm" svg:y="15.304cm">
          <draw:text-box>
            <text:p text:style-name="P1"><text:span text:style-name="T3">¬</text:span><text:span text:style-name="T3">p</text:span><text:span text:style-name="T3"> </text:span><text:span text:style-name="T3">V</text:span><text:span text:style-name="T3"> </text:span><text:span text:style-name="T3">q</text:span><text:span text:style-name="T3"> </text:span><text:span text:style-name="T3"><text:s/></text:span></text:p>
          </draw:text-box>
        </draw:frame>
        <draw:frame draw:style-name="gr2" draw:text-style-name="P3" draw:layer="layout" svg:width="0.706cm" svg:height="0.708cm" svg:x="4.446cm" svg:y="16.236cm">
          <draw:text-box>
            <text:p text:style-name="P1"><text:span text:style-name="T3">b.</text:span></text:p>
          </draw:text-box>
        </draw:frame>
        <draw:frame draw:style-name="gr2" draw:text-style-name="P3" draw:layer="layout" svg:width="0.706cm" svg:height="0.788cm" svg:x="4.996cm" svg:y="16.1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547cm" svg:height="0.708cm" svg:x="5.081cm" svg:y="16.236cm">
          <draw:text-box>
            <text:p text:style-name="P1"><text:span text:style-name="T3">p→q </text:span></text:p>
          </draw:text-box>
        </draw:frame>
        <draw:frame draw:style-name="gr3" draw:text-style-name="P5" draw:layer="layout" svg:width="6.297cm" svg:height="2.11cm" svg:x="12.66cm" svg:y="1.412cm">
          <draw:text-box>
            <text:p text:style-name="P4"><text:span text:style-name="T6">Kevin Martin</text:span></text:p>
            <text:p text:style-name="P4"><text:span text:style-name="T6">CIS623 – Winter 2021</text:span></text:p>
            <text:p text:style-name="P4"><text:span text:style-name="T6">Tuesday @ 6:00pm EST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39cm" svg:x="3.176cm" svg:y="1.918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3.472cm" svg:y="1.8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1cm" svg:y="1.91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06cm" svg:height="0.708cm" svg:x="4.446cm" svg:y="2.492cm">
          <draw:text-box>
            <text:p text:style-name="P1"><text:span text:style-name="T3">a.</text:span></text:p>
          </draw:text-box>
        </draw:frame>
        <draw:frame draw:style-name="gr2" draw:text-style-name="P3" draw:layer="layout" svg:width="0.706cm" svg:height="0.788cm" svg:x="4.962cm" svg:y="2.38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51cm" svg:height="0.708cm" svg:x="5.081cm" svg:y="2.492cm">
          <draw:text-box>
            <text:p text:style-name="P1"><text:span text:style-name="T3">(p </text:span></text:p>
          </draw:text-box>
        </draw:frame>
        <draw:frame draw:style-name="gr2" draw:text-style-name="P3" draw:layer="layout" svg:width="0.706cm" svg:height="0.708cm" svg:x="5.826cm" svg:y="2.463cm">
          <draw:text-box>
            <text:p text:style-name="P1"><text:span text:style-name="T5">∧</text:span></text:p>
          </draw:text-box>
        </draw:frame>
        <draw:frame draw:style-name="gr2" draw:text-style-name="P3" draw:layer="layout" svg:width="2.225cm" svg:height="0.708cm" svg:x="6.245cm" svg:y="2.492cm">
          <draw:text-box>
            <text:p text:style-name="P1"><text:span text:style-name="T3"><text:s/></text:span><text:span text:style-name="T3">q) V (p </text:span></text:p>
          </draw:text-box>
        </draw:frame>
        <draw:frame draw:style-name="gr2" draw:text-style-name="P3" draw:layer="layout" svg:width="0.785cm" svg:height="0.708cm" svg:x="8.451cm" svg:y="2.463cm">
          <draw:text-box>
            <text:p text:style-name="P1"><text:span text:style-name="T5">∧ </text:span></text:p>
          </draw:text-box>
        </draw:frame>
        <draw:frame draw:style-name="gr2" draw:text-style-name="P3" draw:layer="layout" svg:width="0.785cm" svg:height="0.708cm" svg:x="9.027cm" svg:y="2.492cm">
          <draw:text-box>
            <text:p text:style-name="P1"><text:span text:style-name="T3">r) <text:s/></text:span></text:p>
          </draw:text-box>
        </draw:frame>
        <draw:frame draw:style-name="gr2" draw:text-style-name="P3" draw:layer="layout" svg:width="0.706cm" svg:height="0.708cm" svg:x="4.446cm" svg:y="3.424cm">
          <draw:text-box>
            <text:p text:style-name="P1"><text:span text:style-name="T3">b.</text:span></text:p>
          </draw:text-box>
        </draw:frame>
        <draw:frame draw:style-name="gr2" draw:text-style-name="P3" draw:layer="layout" svg:width="0.706cm" svg:height="0.788cm" svg:x="4.996cm" svg:y="3.31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06cm" svg:height="0.708cm" svg:x="5.081cm" svg:y="3.424cm">
          <draw:text-box>
            <text:p text:style-name="P1"><text:span text:style-name="T3">p </text:span></text:p>
          </draw:text-box>
        </draw:frame>
        <draw:frame draw:style-name="gr2" draw:text-style-name="P3" draw:layer="layout" svg:width="0.706cm" svg:height="0.708cm" svg:x="5.614cm" svg:y="3.394cm">
          <draw:text-box>
            <text:p text:style-name="P1"><text:span text:style-name="T5">∧</text:span></text:p>
          </draw:text-box>
        </draw:frame>
        <draw:frame draw:style-name="gr2" draw:text-style-name="P3" draw:layer="layout" svg:width="2.098cm" svg:height="0.708cm" svg:x="6.029cm" svg:y="3.424cm">
          <draw:text-box>
            <text:p text:style-name="P1"><text:span text:style-name="T3"><text:s/></text:span><text:span text:style-name="T3">(q V r) </text:span></text:p>
          </draw:text-box>
        </draw:frame>
        <draw:frame draw:style-name="gr1" draw:text-style-name="P2" draw:layer="layout" svg:width="0.388cm" svg:height="0.433cm" svg:x="3.472cm" svg:y="4.2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1cm" svg:y="4.284cm">
          <draw:text-box>
            <text:p text:style-name="P1"><text:span text:style-name="T1"><text:s text:c="2"/></text:span></text:p>
          </draw:text-box>
        </draw:frame>
        <draw:frame draw:style-name="gr3" draw:text-style-name="P6" draw:layer="layout" svg:width="13.337cm" svg:height="5.461cm" svg:x="2.817cm" svg:y="5.418cm">
          <draw:text-box>
            <text:p><text:span text:style-name="T7">Truth Table:</text:span></text:p>
            <text:p><text:span text:style-name="T8">p </text:span><text:span text:style-name="T8"><text:tab/></text:span><text:span text:style-name="T8">q</text:span><text:span text:style-name="T8"><text:tab/></text:span><text:span text:style-name="T8">r</text:span><text:span text:style-name="T8"><text:tab/></text:span><text:span text:style-name="T8">p/\q</text:span><text:span text:style-name="T8"><text:tab/></text:span><text:span text:style-name="T8">p/\r</text:span><text:span text:style-name="T8"><text:tab/></text:span><text:span text:style-name="T8">(p/\q) \/ (p/\r)</text:span><text:span text:style-name="T8"><text:tab/></text:span><text:span text:style-name="T8">q\/r</text:span><text:span text:style-name="T8"><text:tab/></text:span><text:span text:style-name="T8">p /\ (q\/r)</text:span></text:p>
            <text:p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T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F</text:span></text:p>
            <text:p><text:span text:style-name="T9">F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F</text:span></text:p>
            <text:p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F</text:span></text:p>
            <text:p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F</text:span></text:p>
            <text:p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F</text:span></text:p>
          </draw:text-box>
        </draw:frame>
        <draw:line draw:style-name="gr4" draw:text-style-name="P7" draw:layer="layout" svg:x1="2.5cm" svg:y1="6.48cm" svg:x2="17.105cm" svg:y2="6.48cm">
          <text:p/>
        </draw:line>
        <draw:line draw:style-name="gr4" draw:text-style-name="P7" draw:layer="layout" svg:x1="3.77cm" svg:y1="11.142cm" svg:x2="3.77cm" svg:y2="6.062cm">
          <text:p/>
        </draw:line>
        <draw:line draw:style-name="gr4" draw:text-style-name="P7" draw:layer="layout" svg:x1="13.93cm" svg:y1="11.142cm" svg:x2="13.93cm" svg:y2="6.062cm">
          <text:p/>
        </draw:line>
        <draw:line draw:style-name="gr4" draw:text-style-name="P7" draw:layer="layout" svg:x1="12.342cm" svg:y1="11.142cm" svg:x2="12.342cm" svg:y2="6.062cm">
          <text:p/>
        </draw:line>
        <draw:line draw:style-name="gr4" draw:text-style-name="P7" draw:layer="layout" svg:x1="8.85cm" svg:y1="11.142cm" svg:x2="8.85cm" svg:y2="6.062cm">
          <text:p/>
        </draw:line>
        <draw:line draw:style-name="gr4" draw:text-style-name="P7" draw:layer="layout" svg:x1="7.58cm" svg:y1="11.142cm" svg:x2="7.58cm" svg:y2="6.062cm">
          <text:p/>
        </draw:line>
        <draw:line draw:style-name="gr4" draw:text-style-name="P7" draw:layer="layout" svg:x1="5.992cm" svg:y1="11.142cm" svg:x2="5.992cm" svg:y2="6.062cm">
          <text:p/>
        </draw:line>
        <draw:line draw:style-name="gr4" draw:text-style-name="P7" draw:layer="layout" svg:x1="4.722cm" svg:y1="11.142cm" svg:x2="4.722cm" svg:y2="6.062cm">
          <text:p/>
        </draw:line>
        <draw:frame draw:style-name="gr3" draw:text-style-name="P6" draw:layer="layout" svg:width="7.652cm" svg:height="7.645cm" svg:x="3.135cm" svg:y="12.095cm">
          <draw:text-box>
            <text:p><text:span text:style-name="T7">Proof:</text:span></text:p>
            <text:p><text:span text:style-name="T7">1. (p/\q) \/ (p/\r)</text:span><text:span text:style-name="T7"><text:tab/></text:span><text:span text:style-name="T7"><text:tab/></text:span><text:span text:style-name="T7">premise</text:span></text:p>
            <text:p><text:span text:style-name="T7">2. p/\ (q\/r)</text:span><text:span text:style-name="T7"><text:tab/></text:span><text:span text:style-name="T7"><text:tab/></text:span><text:span text:style-name="T7"><text:tab/></text:span><text:span text:style-name="T7">premise</text:span></text:p>
            <text:p><text:span text:style-name="T7">3. (p/\q)</text:span><text:span text:style-name="T7"><text:tab/></text:span><text:span text:style-name="T7"><text:tab/></text:span><text:span text:style-name="T7"><text:tab/></text:span><text:span text:style-name="T7">assumption</text:span></text:p>
            <text:p><text:span text:style-name="T7">4. p</text:span><text:span text:style-name="T7"><text:tab/></text:span><text:span text:style-name="T7"><text:tab/></text:span><text:span text:style-name="T7"><text:tab/></text:span><text:span text:style-name="T7"><text:tab/></text:span><text:span text:style-name="T7">/\e, 3</text:span></text:p>
            <text:p><text:span text:style-name="T7">5. q</text:span><text:span text:style-name="T7"><text:tab/></text:span><text:span text:style-name="T7"><text:tab/></text:span><text:span text:style-name="T7"><text:tab/></text:span><text:span text:style-name="T7"><text:tab/></text:span><text:span text:style-name="T7">/\e, 3</text:span></text:p>
            <text:p><text:span text:style-name="T7">6. q\/r</text:span><text:span text:style-name="T7"><text:tab/></text:span><text:span text:style-name="T7"><text:tab/></text:span><text:span text:style-name="T7"><text:tab/></text:span><text:span text:style-name="T7"><text:tab/></text:span><text:span text:style-name="T7">\/i, 5</text:span></text:p>
            <text:p><text:span text:style-name="T7">7. p/\(q\/r)</text:span><text:span text:style-name="T7"><text:tab/></text:span><text:span text:style-name="T7"><text:tab/></text:span><text:span text:style-name="T7"><text:tab/></text:span><text:span text:style-name="T7">/\i, 4, 6</text:span></text:p>
            <text:p><text:span text:style-name="T7">8. (p/\r)</text:span><text:span text:style-name="T7"><text:tab/></text:span><text:span text:style-name="T7"><text:tab/></text:span><text:span text:style-name="T7"><text:tab/></text:span><text:span text:style-name="T7">assumption</text:span></text:p>
            <text:p><text:span text:style-name="T7">9. r</text:span><text:span text:style-name="T7"><text:tab/></text:span><text:span text:style-name="T7"><text:tab/></text:span><text:span text:style-name="T7"><text:tab/></text:span><text:span text:style-name="T7"><text:tab/></text:span><text:span text:style-name="T7">/\e, 8</text:span></text:p>
            <text:p><text:span text:style-name="T7">10. (q\/r)</text:span><text:span text:style-name="T7"><text:tab/></text:span><text:span text:style-name="T7"><text:tab/></text:span><text:span text:style-name="T7"><text:tab/></text:span><text:span text:style-name="T7">\/i, 9</text:span></text:p>
            <text:p><text:span text:style-name="T7">11. p</text:span><text:span text:style-name="T7"><text:tab/></text:span><text:span text:style-name="T7"><text:tab/></text:span><text:span text:style-name="T7"><text:tab/></text:span><text:span text:style-name="T7"><text:tab/></text:span><text:span text:style-name="T7">/\e, 8</text:span></text:p>
            <text:p><text:span text:style-name="T7">12. p/\(q\/r)</text:span><text:span text:style-name="T7"><text:tab/></text:span><text:span text:style-name="T7"><text:tab/></text:span><text:span text:style-name="T7"><text:tab/></text:span><text:span text:style-name="T7">\/i, 10, 11</text:span></text:p>
            <text:p><text:span text:style-name="T7">13. p/\(q\/r)</text:span><text:span text:style-name="T7"><text:tab/></text:span><text:span text:style-name="T7"><text:tab/></text:span><text:span text:style-name="T7"><text:tab/></text:span><text:span text:style-name="T7">\/e, 3-7, 8-12</text:span></text:p>
          </draw:text-box>
        </draw:frame>
        <draw:line draw:style-name="gr4" draw:text-style-name="P7" draw:layer="layout" svg:x1="11.072cm" svg:y1="13.7cm" svg:x2="2.817cm" svg:y2="13.7cm">
          <text:p/>
        </draw:line>
        <draw:line draw:style-name="gr4" draw:text-style-name="P7" draw:layer="layout" svg:x1="11.073cm" svg:y1="16.5cm" svg:x2="2.818cm" svg:y2="16.5cm">
          <text:p/>
        </draw:line>
      </draw:page>
      <draw:page draw:name="page3" draw:style-name="dp1" draw:master-page-name="master-page3">
        <draw:frame draw:style-name="gr1" draw:text-style-name="P2" draw:layer="layout" svg:width="0.388cm" svg:height="0.39cm" svg:x="3.177cm" svg:y="1.984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3.473cm" svg:y="1.9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2cm" svg:y="1.984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706cm" svg:height="0.708cm" svg:x="4.447cm" svg:y="2.563cm">
          <draw:text-box>
            <text:p text:style-name="P1"><text:span text:style-name="T3">a.</text:span></text:p>
          </draw:text-box>
        </draw:frame>
        <draw:frame draw:style-name="gr2" draw:text-style-name="P3" draw:layer="layout" svg:width="0.706cm" svg:height="0.788cm" svg:x="4.963cm" svg:y="2.45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47cm" svg:height="0.708cm" svg:x="5.082cm" svg:y="2.563cm">
          <draw:text-box>
            <text:p text:style-name="P1"><text:span text:style-name="T3">Nothing </text:span></text:p>
          </draw:text-box>
        </draw:frame>
        <draw:frame draw:style-name="gr2" draw:text-style-name="P3" draw:layer="layout" svg:width="0.706cm" svg:height="0.708cm" svg:x="4.447cm" svg:y="3.495cm">
          <draw:text-box>
            <text:p text:style-name="P1"><text:span text:style-name="T3">b.</text:span></text:p>
          </draw:text-box>
        </draw:frame>
        <draw:frame draw:style-name="gr2" draw:text-style-name="P3" draw:layer="layout" svg:width="0.706cm" svg:height="0.788cm" svg:x="4.997cm" svg:y="3.38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356cm" svg:height="0.708cm" svg:x="5.082cm" svg:y="3.495cm">
          <draw:text-box>
            <text:p text:style-name="P1"><text:span text:style-name="T3">((p →q) </text:span></text:p>
          </draw:text-box>
        </draw:frame>
        <draw:frame draw:style-name="gr2" draw:text-style-name="P3" draw:layer="layout" svg:width="0.706cm" svg:height="0.708cm" svg:x="7.424cm" svg:y="3.466cm">
          <draw:text-box>
            <text:p text:style-name="P1"><text:span text:style-name="T5">∧</text:span></text:p>
          </draw:text-box>
        </draw:frame>
        <draw:frame draw:style-name="gr2" draw:text-style-name="P3" draw:layer="layout" svg:width="4.879cm" svg:height="0.708cm" svg:x="7.843cm" svg:y="3.495cm">
          <draw:text-box>
            <text:p text:style-name="P1"><text:span text:style-name="T3">(q→r)) → (p→ r) </text:span></text:p>
          </draw:text-box>
        </draw:frame>
        <draw:frame draw:style-name="gr3" draw:text-style-name="P6" draw:layer="layout" svg:width="16.135cm" svg:height="5.461cm" svg:x="2.623cm" svg:y="5.388cm">
          <draw:text-box>
            <text:p><text:span text:style-name="T7">Truth Table:</text:span></text:p>
            <text:p><text:span text:style-name="T8">p </text:span><text:span text:style-name="T8"><text:tab/></text:span><text:span text:style-name="T8">q</text:span><text:span text:style-name="T8"><text:tab/></text:span><text:span text:style-name="T8">r</text:span><text:span text:style-name="T8"><text:tab/></text:span><text:span text:style-name="T8">p→q</text:span><text:span text:style-name="T8"><text:tab/></text:span><text:span text:style-name="T8">q→r</text:span><text:span text:style-name="T8"><text:tab/></text:span><text:span text:style-name="T8">(p→q)/\q→r) <text:s text:c="3"/>p→r <text:s text:c="2"/>((p→q)/\(q→r))→(p→r)</text:span></text:p>
            <text:p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T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T</text:span></text:p>
            <text:p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T</text:span></text:p>
            <text:p><text:span text:style-name="T9">F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  <text:p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<text:tab/></text:span><text:span text:style-name="T9"><text:tab/></text:span><text:span text:style-name="T9">T</text:span><text:span text:style-name="T9"><text:tab/></text:span><text:span text:style-name="T9">T</text:span></text:p>
          </draw:text-box>
        </draw:frame>
        <draw:line draw:style-name="gr4" draw:text-style-name="P7" draw:layer="layout" svg:x1="3.47cm" svg:y1="11.042cm" svg:x2="3.47cm" svg:y2="5.962cm">
          <text:p/>
        </draw:line>
        <draw:line draw:style-name="gr4" draw:text-style-name="P7" draw:layer="layout" svg:x1="13.57cm" svg:y1="11.042cm" svg:x2="13.57cm" svg:y2="5.962cm">
          <text:p/>
        </draw:line>
        <draw:line draw:style-name="gr4" draw:text-style-name="P7" draw:layer="layout" svg:x1="12.152cm" svg:y1="11.042cm" svg:x2="12.152cm" svg:y2="5.962cm">
          <text:p/>
        </draw:line>
        <draw:line draw:style-name="gr4" draw:text-style-name="P7" draw:layer="layout" svg:x1="8.87cm" svg:y1="11.042cm" svg:x2="8.87cm" svg:y2="5.962cm">
          <text:p/>
        </draw:line>
        <draw:line draw:style-name="gr4" draw:text-style-name="P7" draw:layer="layout" svg:x1="7.57cm" svg:y1="11.042cm" svg:x2="7.57cm" svg:y2="5.962cm">
          <text:p/>
        </draw:line>
        <draw:line draw:style-name="gr4" draw:text-style-name="P7" draw:layer="layout" svg:x1="6.17cm" svg:y1="11.042cm" svg:x2="6.17cm" svg:y2="5.962cm">
          <text:p/>
        </draw:line>
        <draw:line draw:style-name="gr4" draw:text-style-name="P7" draw:layer="layout" svg:x1="4.87cm" svg:y1="11.042cm" svg:x2="4.87cm" svg:y2="5.962cm">
          <text:p/>
        </draw:line>
        <draw:line draw:style-name="gr4" draw:text-style-name="P7" draw:layer="layout" svg:x1="2.501cm" svg:y1="6.48cm" svg:x2="19.09cm" svg:y2="6.48cm">
          <text:p/>
        </draw:line>
        <draw:frame draw:style-name="gr3" draw:text-style-name="P6" draw:layer="layout" svg:width="8.888cm" svg:height="5.461cm" svg:x="3.103cm" svg:y="12.07cm">
          <draw:text-box>
            <text:p><text:span text:style-name="T7">Proof:</text:span></text:p>
            <text:p><text:span text:style-name="T7">1. ((p→q)/\(q→r))→(p→r)</text:span><text:span text:style-name="T7"><text:tab/></text:span><text:span text:style-name="T7">premise</text:span></text:p>
            <text:p><text:span text:style-name="T7">2. p→q</text:span><text:span text:style-name="T7"><text:tab/></text:span><text:span text:style-name="T7"><text:tab/></text:span><text:span text:style-name="T7"><text:tab/></text:span><text:span text:style-name="T7"><text:tab/></text:span><text:span text:style-name="T7">assumption</text:span></text:p>
            <text:p><text:span text:style-name="T7">3. p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→e, 2</text:span></text:p>
            <text:p><text:span text:style-name="T7">4. q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→e, 2</text:span></text:p>
            <text:p><text:span text:style-name="T7">5. q→r</text:span><text:span text:style-name="T7"><text:tab/></text:span><text:span text:style-name="T7"><text:tab/></text:span><text:span text:style-name="T7"><text:tab/></text:span><text:span text:style-name="T7"><text:tab/></text:span><text:span text:style-name="T7">assumption</text:span></text:p>
            <text:p><text:span text:style-name="T7">6. 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→e, 5</text:span></text:p>
            <text:p><text:span text:style-name="T7">7. (p→q)/\(q→r)</text:span><text:span text:style-name="T7"><text:tab/></text:span><text:span text:style-name="T7"><text:tab/></text:span><text:span text:style-name="T7"><text:tab/></text:span><text:span text:style-name="T7">/\i, 2-4, 5-6</text:span></text:p>
            <text:p><text:span text:style-name="T7">8. p→r</text:span><text:span text:style-name="T7"><text:tab/></text:span><text:span text:style-name="T7"><text:tab/></text:span><text:span text:style-name="T7"><text:tab/></text:span><text:span text:style-name="T7"><text:tab/></text:span><text:span text:style-name="T7">→i, 3, 6</text:span></text:p>
            <text:p><text:span text:style-name="T7">9. ((p→q)/\(q→r))→(p→r)</text:span><text:span text:style-name="T7"><text:tab/></text:span><text:span text:style-name="T7">→e, 2-8, 5-7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39cm" svg:x="3.177cm" svg:y="1.956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3.473cm" svg:y="1.8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2cm" svg:y="1.956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706cm" svg:height="0.708cm" svg:x="4.447cm" svg:y="2.535cm">
          <draw:text-box>
            <text:p text:style-name="P1"><text:span text:style-name="T3">a.</text:span></text:p>
          </draw:text-box>
        </draw:frame>
        <draw:frame draw:style-name="gr2" draw:text-style-name="P3" draw:layer="layout" svg:width="0.706cm" svg:height="0.788cm" svg:x="4.963cm" svg:y="2.42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352cm" svg:height="0.708cm" svg:x="5.082cm" svg:y="2.535cm">
          <draw:text-box>
            <text:p text:style-name="P1"><text:span text:style-name="T3">p → q <text:s text:c="3"/></text:span></text:p>
          </draw:text-box>
        </draw:frame>
        <draw:frame draw:style-name="gr2" draw:text-style-name="P3" draw:layer="layout" svg:width="0.706cm" svg:height="0.708cm" svg:x="4.447cm" svg:y="3.466cm">
          <draw:text-box>
            <text:p text:style-name="P1"><text:span text:style-name="T3">b.</text:span></text:p>
          </draw:text-box>
        </draw:frame>
        <draw:frame draw:style-name="gr2" draw:text-style-name="P3" draw:layer="layout" svg:width="0.706cm" svg:height="0.788cm" svg:x="4.997cm" svg:y="3.35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572cm" svg:height="0.708cm" svg:x="5.082cm" svg:y="3.466cm">
          <draw:text-box>
            <text:p text:style-name="P1"><text:span text:style-name="T3">¬q → ¬p </text:span></text:p>
          </draw:text-box>
        </draw:frame>
        <draw:frame draw:style-name="gr3" draw:text-style-name="P6" draw:layer="layout" svg:width="7.965cm" svg:height="3.277cm" svg:x="2.818cm" svg:y="5.419cm">
          <draw:text-box>
            <text:p><text:span text:style-name="T7">Truth Table:</text:span></text:p>
            <text:p><text:span text:style-name="T8">p </text:span><text:span text:style-name="T8"><text:tab/></text:span><text:span text:style-name="T8">q <text:s text:c="3"/>p→q</text:span><text:span text:style-name="T8"><text:tab/></text:span><text:span text:style-name="T10">¬q</text:span><text:span text:style-name="T8"><text:tab/></text:span><text:span text:style-name="T10">¬p</text:span><text:span text:style-name="T8"><text:tab/></text:span><text:span text:style-name="T8">¬p→</text:span><text:span text:style-name="T10">¬q</text:span></text:p>
            <text:p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/text:p>
            <text:p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/text:p>
            <text:p><text:span text:style-name="T9">F</text:span><text:span text:style-name="T9"><text:tab/></text:span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T</text:span></text:p>
            <text:p><text:span text:style-name="T9">F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/text:p>
          </draw:text-box>
        </draw:frame>
        <draw:line draw:style-name="gr4" draw:text-style-name="P7" draw:layer="layout" svg:x1="2.501cm" svg:y1="6.481cm" svg:x2="12.025cm" svg:y2="6.481cm">
          <text:p/>
        </draw:line>
        <draw:line draw:style-name="gr4" draw:text-style-name="P7" draw:layer="layout" svg:x1="3.77cm" svg:y1="8.92cm" svg:x2="3.771cm" svg:y2="6.063cm">
          <text:p/>
        </draw:line>
        <draw:line draw:style-name="gr4" draw:text-style-name="P7" draw:layer="layout" svg:x1="8.85cm" svg:y1="9.237cm" svg:x2="8.851cm" svg:y2="6.063cm">
          <text:p/>
        </draw:line>
        <draw:line draw:style-name="gr4" draw:text-style-name="P7" draw:layer="layout" svg:x1="5.992cm" svg:y1="8.92cm" svg:x2="5.993cm" svg:y2="6.063cm">
          <text:p/>
        </draw:line>
        <draw:line draw:style-name="gr4" draw:text-style-name="P7" draw:layer="layout" svg:x1="4.722cm" svg:y1="8.92cm" svg:x2="4.723cm" svg:y2="6.063cm">
          <text:p/>
        </draw:line>
        <draw:line draw:style-name="gr4" draw:text-style-name="P7" draw:layer="layout" svg:x1="7.58cm" svg:y1="6.062cm" svg:x2="7.58cm" svg:y2="9.237cm">
          <text:p/>
        </draw:line>
        <draw:frame draw:style-name="gr3" draw:text-style-name="P6" draw:layer="layout" svg:width="6.085cm" svg:height="2.731cm" svg:x="2.817cm" svg:y="9.872cm">
          <draw:text-box>
            <text:p><text:span text:style-name="T7">Proof:</text:span></text:p>
            <text:p><text:span text:style-name="T7">1. (p→q)</text:span><text:span text:style-name="T7"><text:tab/></text:span><text:span text:style-name="T7"><text:tab/></text:span><text:span text:style-name="T7">premise</text:span></text:p>
            <text:p><text:span text:style-name="T7">2. </text:span><text:span text:style-name="T10">¬</text:span><text:span text:style-name="T7">q</text:span><text:span text:style-name="T7"><text:tab/></text:span><text:span text:style-name="T7"><text:tab/></text:span><text:span text:style-name="T7"><text:tab/></text:span><text:span text:style-name="T7">assumption</text:span></text:p>
            <text:p><text:span text:style-name="T7">3. </text:span><text:span text:style-name="T10">¬</text:span><text:span text:style-name="T7">p</text:span><text:span text:style-name="T7"><text:tab/></text:span><text:span text:style-name="T7"><text:tab/></text:span><text:span text:style-name="T7"><text:tab/></text:span><text:span text:style-name="T7">MT, 1, 2</text:span></text:p>
            <text:p><text:span text:style-name="T7">4. ¬q→</text:span><text:span text:style-name="T10">¬</text:span><text:span text:style-name="T11">p</text:span><text:span text:style-name="T7"><text:tab/></text:span><text:span text:style-name="T7"><text:tab/></text:span><text:span text:style-name="T7">→i, 2-3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39cm" svg:x="3.177cm" svg:y="2.226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3.473cm" svg:y="2.1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706cm" svg:height="0.708cm" svg:x="3.812cm" svg:y="1.98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cm" svg:x="3.973cm" svg:y="2.22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06cm" svg:height="0.708cm" svg:x="4.447cm" svg:y="2.805cm">
          <draw:text-box>
            <text:p text:style-name="P1"><text:span text:style-name="T3">a.</text:span></text:p>
          </draw:text-box>
        </draw:frame>
        <draw:frame draw:style-name="gr2" draw:text-style-name="P3" draw:layer="layout" svg:width="0.706cm" svg:height="0.788cm" svg:x="4.963cm" svg:y="2.6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144cm" svg:height="0.708cm" svg:x="5.082cm" svg:y="2.805cm">
          <draw:text-box>
            <text:p text:style-name="P1"><text:span text:style-name="T3">¬p V q <text:s/></text:span></text:p>
          </draw:text-box>
        </draw:frame>
        <draw:frame draw:style-name="gr2" draw:text-style-name="P3" draw:layer="layout" svg:width="0.706cm" svg:height="0.708cm" svg:x="4.447cm" svg:y="3.737cm">
          <draw:text-box>
            <text:p text:style-name="P1"><text:span text:style-name="T3">b.</text:span></text:p>
          </draw:text-box>
        </draw:frame>
        <draw:frame draw:style-name="gr2" draw:text-style-name="P3" draw:layer="layout" svg:width="0.706cm" svg:height="0.788cm" svg:x="4.997cm" svg:y="3.6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547cm" svg:height="0.708cm" svg:x="5.082cm" svg:y="3.737cm">
          <draw:text-box>
            <text:p text:style-name="P1"><text:span text:style-name="T3">p→q </text:span></text:p>
          </draw:text-box>
        </draw:frame>
        <draw:frame draw:style-name="gr3" draw:text-style-name="P6" draw:layer="layout" svg:width="5.082cm" svg:height="3.277cm" svg:x="3.318cm" svg:y="5.419cm">
          <draw:text-box>
            <text:p><text:span text:style-name="T7">Truth Table:</text:span></text:p>
            <text:p><text:span text:style-name="T8">p </text:span><text:span text:style-name="T8"><text:tab/></text:span><text:span text:style-name="T8">q <text:s text:c="3"/></text:span><text:span text:style-name="T10">¬</text:span><text:span text:style-name="T8">p\/q </text:span><text:span text:style-name="T8"><text:tab/></text:span><text:span text:style-name="T8">p→</text:span><text:span text:style-name="T10">q</text:span></text:p>
            <text:p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text:span text:style-name="T9"><text:tab/></text:span></text:p>
            <text:p><text:span text:style-name="T9">T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F</text:span></text:p>
            <text:p><text:span text:style-name="T9">F</text:span><text:span text:style-name="T9"><text:tab/></text:span><text:span text:style-name="T9">T</text:span><text:span text:style-name="T9"><text:tab/></text:span><text:span text:style-name="T9">T</text:span><text:span text:style-name="T9"><text:tab/></text:span><text:span text:style-name="T9">T</text:span></text:p>
            <text:p><text:span text:style-name="T9">F</text:span><text:span text:style-name="T9"><text:tab/></text:span><text:span text:style-name="T9">F</text:span><text:span text:style-name="T9"><text:tab/></text:span><text:span text:style-name="T9">T</text:span><text:span text:style-name="T9"><text:tab/></text:span><text:span text:style-name="T9">T</text:span></text:p>
          </draw:text-box>
        </draw:frame>
        <draw:line draw:style-name="gr4" draw:text-style-name="P7" draw:layer="layout" svg:x1="3.001cm" svg:y1="6.481cm" svg:x2="8.532cm" svg:y2="6.481cm">
          <text:p/>
        </draw:line>
        <draw:line draw:style-name="gr4" draw:text-style-name="P7" draw:layer="layout" svg:x1="4.27cm" svg:y1="8.92cm" svg:x2="4.271cm" svg:y2="6.063cm">
          <text:p/>
        </draw:line>
        <draw:line draw:style-name="gr4" draw:text-style-name="P7" draw:layer="layout" svg:x1="6.892cm" svg:y1="8.92cm" svg:x2="6.893cm" svg:y2="6.063cm">
          <text:p/>
        </draw:line>
        <draw:line draw:style-name="gr4" draw:text-style-name="P7" draw:layer="layout" svg:x1="5.222cm" svg:y1="8.92cm" svg:x2="5.223cm" svg:y2="6.063cm">
          <text:p/>
        </draw:line>
        <draw:frame draw:style-name="gr3" draw:text-style-name="P6" draw:layer="layout" svg:width="14.989cm" svg:height="1.093cm" svg:x="3.317cm" svg:y="9.872cm">
          <draw:text-box>
            <text:p><text:span text:style-name="T7">Proof unnecessary as p and </text:span><text:span text:style-name="T10">¬</text:span><text:span text:style-name="T11">p cannot both be true. Therefore, </text:span><text:span text:style-name="T10">¬</text:span><text:span text:style-name="T11">p\/q cannot</text:span></text:p>
            <text:p><text:span text:style-name="T11">entail for p→q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1" svg:font-family="Calibri"/>
    <style:font-face style:name="CambriaMath1" svg:font-family="CambriaMath"/>
    <style:font-face style:name="Arial1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dc:date>2021-01-23T18:10:52.966437534</dc:date>
    <meta:editing-duration>PT50M15S</meta:editing-duration>
    <meta:editing-cycles>10</meta:editing-cycles>
    <meta:generator>LibreOffice/7.0.3.1$Linux_X86_64 LibreOffice_project/00$Build-1</meta:generator>
    <meta:document-statistic meta:object-count="133"/>
  </office:meta>
</office:document-meta>
</file>